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60000043A3DB274AD622E3BED.png" manifest:media-type="image/png"/>
  <manifest:file-entry manifest:full-path="Pictures/10000001000007460000043AEBF2C259B0FB75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arial" svg:font-family="arial" style:font-family-generic="roman" style:font-pitch="variable"/>
  </office:font-face-decls>
  <office:automatic-styles>
    <style:style style:name="P1" style:family="paragraph" style:parent-style-name="Text_20_body">
      <style:paragraph-properties fo:margin-top="0in" fo:margin-bottom="0.0972in" style:contextual-spacing="false" fo:text-align="start" style:justify-single-word="false" style:writing-mode="lr-tb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y="0.0008in" svg:width="6.9252in" svg:height="4.0236in" draw:z-index="0"><draw:image xlink:href="Pictures/10000001000007460000043AEBF2C259B0FB7556.png" xlink:type="simple" xlink:show="embed" xlink:actuate="onLoad" draw:mime-type="image/png"/></draw:frame><draw:frame draw:style-name="fr2" draw:name="Image2" text:anchor-type="char" svg:y="0.0008in" svg:width="6.9252in" svg:height="4.0236in" draw:z-index="1"><draw:image xlink:href="Pictures/10000001000007460000043A3DB274AD622E3BED.png" xlink:type="simple" xlink:show="embed" xlink:actuate="onLoad" draw:mime-type="image/png"/></draw:frame><draw:frame draw:style-name="fr1" draw:name="Image3" text:anchor-type="char" svg:x="0.0189in" svg:y="4.5646in" svg:width="6.9252in" svg:height="4.0236in" draw:z-index="2"><draw:image xlink:href="Pictures/10000001000007460000043AEBF2C259B0FB75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arial" svg:font-family="ari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6T22:51:20</meta:creation-date>
    <dc:language>en-US</dc:language>
    <dc:date>2022-07-30T13:28:07</dc:date>
    <meta:editing-cycles>85</meta:editing-cycles>
    <meta:editing-duration>PT7H12M</meta:editing-duration>
    <meta:generator>LibreOffice/7.3.7.2$Linux_X86_64 LibreOffice_project/30$Build-2</meta:generator>
    <meta:document-statistic meta:table-count="0" meta:image-count="3" meta:object-count="0" meta:page-count="1" meta:paragraph-count="0" meta:word-count="0" meta:character-count="0" meta:non-whitespace-character-count="0"/>
    <meta:user-defined meta:name="AppVersion">15.0000</meta:user-defined>
  </office:meta>
</office:document-meta>
</file>